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/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line-height="150%"/>
      <style:text-properties fo:font-weight="bold" fo:background-color="#ffff00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tle, flying goat pose. With that rear leg lifted, index fingers growing out of your skull,</text:p>
      <text:p text:style-name="P1">straightened that standing leg into you come into flying goat pose, Mark said.</text:p>
      <text:p text:style-name="P1">He timed this for the exact moment Terry walked into the room.</text:p>
      <text:p text:style-name="P1">We all worked for GE in our cynical moments we labeled it generous electric.</text:p>
      <text:p text:style-name="P1">The company allowed a yoga class at lunchtime.</text:p>
      <text:p text:style-name="P1">It had to fit within the allowed lunch hour, which was 45 minutes.</text:p>
      <text:p text:style-name="P1">The fitness center was a 10 minute walk each way in the Boston plant.</text:p>
      <text:p text:style-name="P1">Changing clothes takes five minutes each way.</text:p>
      <text:p text:style-name="P1">We had 15 minutes for a yoga class.</text:p>
      <text:p text:style-name="P1">We took exception to this corporate generosity.</text:p>
      <text:p text:style-name="P1">You see there was a history.</text:p>
      <text:p text:style-name="P1">The fitness center in Boston where we practiced itself came into being in 1983.</text:p>
      <text:p text:style-name="P1">This was a time when professional employees nationwide were impatient for modernization.</text:p>
      <text:p text:style-name="P1">The generous headquarters in Cincinnati installed a fitness center,</text:p>
      <text:p text:style-name="P1">complete with a swimming pool.</text:p>
      <text:p text:style-name="P1">They made a big deal announcing it in a nod to one third of the company that worked in Boston.</text:p>
      <text:p text:style-name="P1">They promised to install a salad bar in our cafeteria.</text:p>
      <text:p text:style-name="P1">Since Cincinnati employees paid use fees for the fitness center,</text:p>
      <text:p text:style-name="P1">we guessed the company believed all was fair.</text:p>
      <text:p text:style-name="P1">They're in suitor ruckus.</text:p>
      <text:p text:style-name="P1">When the dust settled, we got a fitness center,</text:p>
      <text:p text:style-name="P1">but we would not get a pool.</text:p>
      <text:p text:style-name="P1">And the 45 minute lunch hour would not change.</text:p>
      <text:p text:style-name="P1">Yoga had yet to become popular with the corporate crowd.</text:p>
      <text:p text:style-name="P1">There was an unused conference room in the new center that would become our yoga room in a few years.</text:p>
      <text:p text:style-name="P1">Meanwhile, we took an hour and 15 minutes for lunch after that.</text:p>
      <text:p text:style-name="P1">This was after several visitors from Boston to headquarters reported that the Cincinnati folks were doing just that.</text:p>
      <text:p text:style-name="P1">We knew we could get away with it.</text:p>
      <text:p text:style-name="P1">For quite a while after that change in Outlook, we peddled, ran, and lifted our way through our one hour and 15 minute lunch hour.</text:p>
      <text:p text:style-name="P1">Then sometime in the late 1990s, we began yoga classes.</text:p>
      <text:p text:style-name="P1">We never forgot the salad bar.</text:p>
      <text:p text:style-name="P1">And we used an hour and 15 minutes to make a 45 minute class.</text:p>
      <text:p text:style-name="P1">As long as we didn't raise the issue, the company left us alone.</text:p>
      <text:p text:style-name="P1">We felt like we were practicing yoga as a community.</text:p>
      <text:p text:style-name="P1"><text:soft-page-break/>Some of our yoga folks worked right up to the official lunch hour and caused everybody to wait.</text:p>
      <text:p text:style-name="P1">Why wouldn't we start without them?</text:p>
      <text:p text:style-name="P1">The yoga room was a converted conference room.</text:p>
      <text:p text:style-name="P1">We could barely fit everybody, packed, mat, to mat.</text:p>
      <text:p text:style-name="P1">So what?</text:p>
      <text:p text:style-name="P1">The steel doors swung inward and a late comer may get a tap on the head.</text:p>
      <text:p text:style-name="P1">Terry was a consistent offender.</text:p>
      <text:p text:style-name="P1">We grumbled within our yoga family.</text:p>
      <text:p text:style-name="P1">One of our family was not practicing community yoga.</text:p>
      <text:p text:style-name="P1">Mark had begun teaching this class a few years previously.</text:p>
      <text:p text:style-name="P1">He began to think.</text:p>
      <text:p text:style-name="P1">Nothing like a good old shaming, Mark figured and came up with flying goat pose.</text:p>
      <text:p text:style-name="P1">This is best done at the very beginning of class for the most shame effect.</text:p>
      <text:p text:style-name="P1">Leave the doors open.</text:p>
      <text:p text:style-name="P1">Listen for the consistent offender to approach.</text:p>
      <text:p text:style-name="P1">Make horns grow from each temple using your hands with pointers extended.</text:p>
      <text:p text:style-name="P1">Then with your knees bent deeply to protect your low back,</text:p>
      <text:p text:style-name="P1">lower your torso into a forward fold.</text:p>
      <text:p text:style-name="P1">Torso rests on thighs.</text:p>
      <text:p text:style-name="P1">Now extend one leg backwards towards a runner's lunch,</text:p>
      <text:p text:style-name="P1">and at the same time lift up towards a warrior three pose.</text:p>
      <text:p text:style-name="P1">Look towards the door and smile with best of intentions.</text:p>
      <text:p text:style-name="P2">Thank yo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18T18:26:46.634000000</dc:date>
    <meta:editing-duration>PT6H42M8S</meta:editing-duration>
    <meta:editing-cycles>1</meta:editing-cycles>
    <meta:document-statistic meta:table-count="0" meta:image-count="0" meta:object-count="0" meta:page-count="2" meta:paragraph-count="57" meta:word-count="582" meta:character-count="3166" meta:non-whitespace-character-count="2641"/>
    <meta:generator>LibreOffice/7.5.1.2$Windows_X86_64 LibreOffice_project/fcbaee479e84c6cd81291587d2ee68cba099e129</meta:generator>
  </office:meta>
</office:document-meta>
</file>